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6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19" style:family="paragraph">
      <style:paragraph-properties fo:margin-top="0cm" fo:margin-bottom="0cm" fo:line-height="100%" fo:text-align="center" style:writing-mode="rl-tb"/>
    </style:style>
    <style:style style:name="P20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0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variables – like in 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int</text:span><text:span text:style-name="T6"> * </text:span><text:span text:style-name="T5">const</text:span><text:span text:style-name="T6"> p1 = &amp;i; </text:span><text:span text:style-name="T7">// a const <text:s/></text:span></text:p>
            <text:p text:style-name="P9"><text:span text:style-name="T7">// pointer to an un-const variable </text:span></text:p>
            <text:list text:style-name="L4">
              <text:list-item>
                <text:p text:style-name="P9"><text:span text:style-name="T6">p1++; </text:span><text:span text:style-name="T7">// c.error </text:span></text:p>
              </text:list-item>
              <text:list-item>
                <text:p text:style-name="P9"><text:span text:style-name="T6">(*p1)++; </text:span><text:span text:style-name="T7">// ok </text:span></text:p>
              </text:list-item>
            </text:list>
            <text:p text:style-name="P9"><text:span text:style-name="T5">const</text:span><text:span text:style-name="T6"> </text:span><text:span text:style-name="T5">int</text:span><text:span text:style-name="T6"> * p2 = &amp;b; </text:span><text:span text:style-name="T7">// an un-const </text:span></text:p>
            <text:p text:style-name="P9"><text:span text:style-name="T7">// pointer to a const variable </text:span></text:p>
            <text:list text:style-name="L5">
              <text:list-item>
                <text:p text:style-name="P9"><text:span text:style-name="T6">p2++; </text:span><text:span text:style-name="T7">// ok</text:span></text:p>
              </text:list-item>
              <text:list-item>
                <text:p text:style-name="P9"><text:span text:style-name="T6">(*p2)++; </text:span><text:span text:style-name="T7">// c.error </text:span></text:p>
              </text:list-item>
            </text:list>
            <text:p text:style-name="P9"><text:span text:style-name="T5">const</text:span><text:span text:style-name="T6"> </text:span><text:span text:style-name="T5">int</text:span><text:span text:style-name="T6"> * </text:span><text:span text:style-name="T5">const</text:span><text:span text:style-name="T6"> p3 = &amp;b; </text:span><text:span text:style-name="T7">// a </text:span><text:span text:style-name="T7">const // pointer to a const variabl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methods</text:span><text:span text:style-name="T8"> (folder 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class</text:span><text:span text:style-name="T10"> A </text:span><text:span text:style-name="T10"><text:line-break/></text:span><text:span text:style-name="T10">{ int a;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void</text:span><text:span text:style-name="T10"> foo1() </text:span><text:span text:style-name="T9">const</text:span><text:span text:style-name="T10">; </text:span><text:span text:style-name="T10"><text:line-break/></text:span><text:span text:style-name="T10">   </text:span><text:span text:style-name="T9">void</text:span><text:span text:style-name="T10"> foo2(); </text:span><text:span text:style-name="T10"><text:line-break/></text:span><text:span text:style-name="T10">}; </text:span><text:span text:style-name="T10"><text:line-break/></text:span><text:span text:style-name="T9">void</text:span><text:span text:style-name="T10"> A::foo1() </text:span><text:span text:style-name="T9">const</text:span><text:span text:style-name="T10"> {</text:span></text:p>
            <text:p text:style-name="P11"><text:span text:style-name="T10"><text:s text:c="4"/></text:span><text:span text:style-name="T10">a=5; //error</text:span></text:p>
            <text:p text:style-name="P11"><text:span text:style-name="T10"><text:s text:c="4"/></text:span><text:span text:style-name="T10">cout &lt;&lt; a; // OK</text:span><text:span text:style-name="T10"><text:line-break/></text:span><text:span text:style-name="T10">} </text:span><text:span text:style-name="T10"><text:line-break/></text:span><text:span text:style-name="T9">void</text:span><text:span text:style-name="T10"> A::foo2() </text:span><text:span text:style-name="T10"><text:line-break/></text:span><text:span text:style-name="T10">{ </text:span><text:span text:style-name="T10"><text:line-break/></text:span><text:span text:style-name="T10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2" draw:layer="layout" svg:width="12.99cm" svg:height="22.091cm" svg:x="11.853cm" svg:y="3.598cm">
          <text:p text:style-name="P13"><text:span text:style-name="T11">int</text:span><text:span text:style-name="T12"> main() </text:span><text:span text:style-name="T12"><text:line-break/></text:span><text:span text:style-name="T12">{ </text:span><text:span text:style-name="T12"><text:line-break/></text:span><text:span text:style-name="T12">   A a; </text:span><text:span text:style-name="T12"><text:line-break/></text:span><text:span text:style-name="T12">   </text:span><text:span text:style-name="T11">const</text:span><text:span text:style-name="T12"> A ca; </text:span><text:span text:style-name="T12"><text:line-break/></text:span><text:span text:style-name="T12">   a.foo1(); </text:span><text:span text:style-name="T12"><text:line-break/></text:span><text:span text:style-name="T12">   a.foo2(); </text:span><text:span text:style-name="T12"><text:line-break/></text:span><text:span text:style-name="T12">   ca.foo1(); </text:span><text:span text:style-name="T12"><text:line-break/></text:span><text:span text:style-name="T12">   </text:span><text:span text:style-name="T13">ca.foo2(); </text:span></text:p>
          <text:p text:style-name="P13"><text:span text:style-name="T13"><text:s text:c="4"/></text:span><text:span text:style-name="T14">// comp. error </text:span><text:span text:style-name="T14"><text:line-break/></text:span><text:span text:style-name="T12">} </text:span><text:span text:style-name="T12"><text:line-break/></text:span><text:span text:style-name="T12"><text:line-break/></text:span><text:span text:style-name="T12"><text:line-break/></text:span><text:span text:style-name="T12"/></text:p>
          <text:p text:style-name="P13"><text:span text:style-name="T12"><text:line-break/></text:span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15">class</text:span><text:span text:style-name="T16"> A </text:span><text:span text:style-name="T16"><text:line-break/></text:span><text:span text:style-name="T16">{ </text:span><text:span text:style-name="T16"><text:line-break/></text:span><text:span text:style-name="T15">public</text:span><text:span text:style-name="T16">: </text:span><text:span text:style-name="T16"><text:line-break/></text:span><text:span text:style-name="T16">   </text:span><text:span text:style-name="T15">void</text:span><text:span text:style-name="T16"> foo() </text:span><text:span text:style-name="T15">const</text:span><text:span text:style-name="T16">; </text:span><text:span text:style-name="T16"><text:line-break/></text:span><text:span text:style-name="T16">   </text:span><text:span text:style-name="T15">void</text:span><text:span text:style-name="T16"> foo(); </text:span><text:span text:style-name="T16"><text:line-break/></text:span><text:span text:style-name="T16">}; </text:span><text:span text:style-name="T16"><text:line-break/></text:span><text:span text:style-name="T15">const int</text:span><text:span text:style-name="T16"> A::foo() </text:span><text:span text:style-name="T15">const</text:span><text:span text:style-name="T16"> </text:span><text:span text:style-name="T16"><text:line-break/></text:span><text:span text:style-name="T16">{ </text:span><text:span text:style-name="T16"><text:line-break/></text:span><text:span text:style-name="T16">   cout &lt;&lt; </text:span><text:span text:style-name="T17">"const foo\n";</text:span><text:span text:style-name="T16"> </text:span><text:span text:style-name="T16"><text:line-break/></text:span><text:span text:style-name="T16">} </text:span><text:span text:style-name="T16"><text:line-break/></text:span><text:span text:style-name="T15">int&amp;</text:span><text:span text:style-name="T16"> A::foo() </text:span><text:span text:style-name="T16"><text:line-break/></text:span><text:span text:style-name="T16">{ </text:span><text:span text:style-name="T16"><text:line-break/></text:span><text:span text:style-name="T16">   cout &lt;&lt; </text:span><text:span text:style-name="T17">"foo\n"</text:span><text:span text:style-name="T16">; </text:span><text:span text:style-name="T16"><text:line-break/></text:span><text:span text:style-name="T16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3"><text:span text:style-name="T18">int</text:span><text:span text:style-name="T19"> main() </text:span><text:span text:style-name="T19"><text:line-break/></text:span><text:span text:style-name="T19">{ </text:span><text:span text:style-name="T19"><text:line-break/></text:span><text:span text:style-name="T19">   A a; </text:span><text:span text:style-name="T19"><text:line-break/></text:span><text:span text:style-name="T19">   </text:span><text:span text:style-name="T18">const</text:span><text:span text:style-name="T19"> A ca; </text:span><text:span text:style-name="T19"><text:line-break/></text:span><text:span text:style-name="T19">   a.foo () = 5; </text:span><text:span text:style-name="T19"><text:line-break/></text:span><text:span text:style-name="T19">   ca.foo(); </text:span><text:span text:style-name="T19"><text:line-break/></text:span><text:span text:style-name="T19">} </text:span><text:span text:style-name="T19"><text:line-break/></text:span><text:span text:style-name="T19"><text:line-break/></text:span><text:span text:style-name="T19"><text:line-break/></text:span><text:span text:style-name="T19"/></text:p>
          <text:p text:style-name="P13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6" draw:layer="layout" svg:width="9.842cm" svg:height="4.612cm" svg:x="13.97cm" svg:y="13.794cm">
          <text:p text:style-name="P14"><text:span text:style-name="T20">// output</text:span></text:p>
          <text:p text:style-name="P15"><text:span text:style-name="T21">foo</text:span></text:p>
          <text:p text:style-name="P15"><text:span text:style-name="T21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22">Overload resolution, again:</text:span></text:p>
            <text:p text:style-name="P17"><text:span text:style-name="T22"/></text:p>
            <text:p text:style-name="P11"><text:span text:style-name="T6">A::foo(A* </text:span><text:span text:style-name="T5">this</text:span><text:span text:style-name="T6">) </text:span><text:span text:style-name="T6"><text:line-break/></text:span><text:span text:style-name="T6"/></text:p>
            <text:p text:style-name="P11"><text:span text:style-name="T6">A::foo(</text:span><text:span text:style-name="T5">const</text:span><text:span text:style-name="T6"> A* </text:span><text:span text:style-name="T5">this</text:span><text:span text:style-name="T6">)</text:span></text:p>
            <text:p text:style-name="P11"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8" draw:layer="layout" svg:width="24.129cm" svg:height="15.662cm" svg:x="0.635cm" svg:y="2.752cm" presentation:class="outline" presentation:user-transformed="true">
          <draw:text-box>
            <text:p text:style-name="P9"><text:span text:style-name="T15">class</text:span><text:span text:style-name="T16"> Buffer { </text:span><text:span text:style-name="T16"><text:line-break/></text:span><text:span text:style-name="T16">   </text:span><text:span text:style-name="T15">size_t </text:span><text:span text:style-name="T16">_length; </text:span><text:span text:style-name="T16"><text:line-break/></text:span><text:span text:style-name="T16">   </text:span><text:span text:style-name="T15">int</text:span><text:span text:style-name="T16"> *_buf; </text:span></text:p>
            <text:p text:style-name="P9"><text:span text:style-name="T16"><text:line-break/></text:span><text:span text:style-name="T15">public</text:span><text:span text:style-name="T16">: </text:span><text:span text:style-name="T16"><text:line-break/></text:span><text:span text:style-name="T16">   Buffer (</text:span><text:span text:style-name="T15">size_t</text:span><text:span text:style-name="T16"> l): </text:span><text:span text:style-name="T16"><text:line-break/></text:span><text:span text:style-name="T16">   _length (l),</text:span></text:p>
            <text:p text:style-name="P9"><text:span text:style-name="T16"><text:s text:c="3"/></text:span><text:span text:style-name="T16">_buf (</text:span><text:span text:style-name="T15">new</text:span><text:span text:style-name="T16"> </text:span><text:span text:style-name="T15">int</text:span><text:span text:style-name="T16"> [l])  </text:span></text:p>
            <text:p text:style-name="P9"><text:span text:style-name="T16"><text:s text:c="8"/></text:span><text:span text:style-name="T16">{  } </text:span></text:p>
            <text:p text:style-name="P9"><text:span text:style-name="T16"><text:line-break/></text:span><text:span text:style-name="T16">   </text:span><text:span text:style-name="T15">const</text:span><text:span text:style-name="T16"> </text:span><text:span text:style-name="T15">int</text:span><text:span text:style-name="T16">&amp; get(</text:span><text:span text:style-name="T15">size_t</text:span><text:span text:style-name="T16"> i) </text:span><text:span text:style-name="T15">const</text:span><text:span text:style-name="T16"> { </text:span><text:span text:style-name="T16"><text:line-break/></text:span><text:span text:style-name="T16">      </text:span><text:span text:style-name="T15">return</text:span><text:span text:style-name="T16"> _buf[i]; </text:span><text:span text:style-name="T16"><text:line-break/></text:span><text:span text:style-name="T16">   } </text:span><text:span text:style-name="T16"><text:line-break/></text:span><text:span text:style-name="T16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18">int</text:span><text:span text:style-name="T19"> main () </text:span><text:span text:style-name="T19"><text:line-break/></text:span><text:span text:style-name="T19">{ </text:span><text:span text:style-name="T19"><text:line-break/></text:span><text:span text:style-name="T19">   Buffer buf(</text:span><text:span text:style-name="T23">5</text:span><text:span text:style-name="T19">); </text:span><text:span text:style-name="T19"><text:line-break/></text:span><text:span text:style-name="T19">   buf.get(</text:span><text:span text:style-name="T23">0</text:span><text:span text:style-name="T19">) = </text:span><text:span text:style-name="T23">3</text:span><text:span text:style-name="T19">; </text:span><text:span text:style-name="T19"><text:line-break/></text:span><text:span text:style-name="T19"> <text:s text:c="9"/></text:span><text:span text:style-name="T24">// illegal </text:span><text:span text:style-name="T24"><text:line-break/></text:span><text:span text:style-name="T24"> <text:s text:c="2"/></text:span><text:span text:style-name="T19">std::cout &lt;&lt; </text:span></text:p>
          <text:p text:style-name="P13"><text:span text:style-name="T19"><text:s text:c="3"/></text:span><text:span text:style-name="T19">buf.get(</text:span><text:span text:style-name="T23">0</text:span><text:span text:style-name="T19">); </text:span><text:span text:style-name="T19"><text:line-break/></text:span><text:span text:style-name="T19">} </text:span><text:span text:style-name="T19"><text:line-break/></text:span><text:span text:style-name="T19"><text:line-break/></text:span><text:span text:style-name="T19"/></text:p>
          <text:p text:style-name="P13"><text:span text:style-name="T25"><text:line-break/></text:span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0" draw:layer="layout" svg:width="4.55cm" svg:height="3.174cm" svg:x="16.256cm" svg:y="14.986cm">
          <text:p text:style-name="P19"><text:span text:style-name="T26">Why</text:span><text:span text:style-name="T26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8" draw:text-style-name="P22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1"><text:span text:style-name="T27">mutable </text:span><text:span text:style-name="T28">means that a variable can </text:span><text:span text:style-name="T28">be changed by a const function </text:span><text:span text:style-name="T28">(even if the object is const)</text:span></text:p>
              </text:list-item>
              <text:list-item>
                <text:p text:style-name="P21"><text:span text:style-name="T28">QUESTION: When would you use </text:span><text:span text:style-name="T28">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29">class</text:span><text:span text:style-name="T30"> X</text:span></text:p>
            <text:p text:style-name="P11"><text:span text:style-name="T30">{ </text:span><text:span text:style-name="T30"><text:line-break/></text:span><text:span text:style-name="T29">public</text:span><text:span text:style-name="T30">:</text:span></text:p>
            <text:p text:style-name="P11"><text:span text:style-name="T30"><text:s text:c="2"/></text:span><text:span text:style-name="T30">...</text:span></text:p>
            <text:p text:style-name="P11"><text:span text:style-name="T30"><text:s text:c="2"/></text:span><text:span text:style-name="T30">X() : _fooAccessCount(0) {}</text:span></text:p>
            <text:p text:style-name="P11"><text:span text:style-name="T30"> </text:span></text:p>
            <text:p text:style-name="P11"><text:span text:style-name="T30">  </text:span><text:span text:style-name="T29">bool</text:span><text:span text:style-name="T30"> foo() </text:span><text:span text:style-name="T29">const</text:span><text:span text:style-name="T30"> </text:span><text:span text:style-name="T30"><text:line-break/></text:span><text:span text:style-name="T30">   { </text:span><text:span text:style-name="T30"><text:line-break/></text:span><text:span text:style-name="T30">      ++_fooAccessCount;</text:span></text:p>
            <text:p text:style-name="P11"><text:span text:style-name="T30"><text:s text:c="6"/></text:span><text:span text:style-name="T30">... </text:span><text:span text:style-name="T30"><text:line-break/></text:span><text:span text:style-name="T30">   } </text:span></text:p>
            <text:p text:style-name="P11"><text:span text:style-name="T30"><text:s text:c="3"/></text:span><text:span text:style-name="T29">unsigned int </text:span><text:span text:style-name="T30">fooAccessCount() { return _fooAccessCount; }</text:span><text:span text:style-name="T30"><text:line-break/></text:span><text:span text:style-name="T30"/></text:p>
            <text:p text:style-name="P11"><text:span text:style-name="T29">private</text:span><text:span text:style-name="T30">: </text:span><text:span text:style-name="T30"><text:line-break/></text:span><text:span text:style-name="T30">   </text:span><text:span text:style-name="T29">mutable unsigned int </text:span><text:span text:style-name="T30">_fooAccessCount; </text:span><text:span text:style-name="T30"><text:line-break/></text:span><text:span text:style-name="T30">}; 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29">class</text:span><text:span text:style-name="T30"> Shape</text:span></text:p>
            <text:p text:style-name="P11"><text:span text:style-name="T30">{ </text:span><text:span text:style-name="T30"><text:line-break/></text:span><text:span text:style-name="T29">public</text:span><text:span text:style-name="T30">:</text:span></text:p>
            <text:p text:style-name="P11"><text:span text:style-name="T30"><text:s text:c="2"/></text:span><text:span text:style-name="T30">...</text:span></text:p>
            <text:p text:style-name="P11"><text:span text:style-name="T29"><text:s text:c="2"/></text:span><text:span text:style-name="T29">void </text:span><text:span text:style-name="T30">set...(...) { _areaNeedUpdate= </text:span><text:span text:style-name="T29">true</text:span><text:span text:style-name="T30">; ... }</text:span><text:span text:style-name="T29"> </text:span><text:span text:style-name="T30">  </text:span></text:p>
            <text:p text:style-name="P11"><text:span text:style-name="T29"><text:s text:c="2"/></text:span><text:span text:style-name="T29">double</text:span><text:span text:style-name="T30"> area() </text:span><text:span text:style-name="T29">const</text:span><text:span text:style-name="T30"> </text:span><text:span text:style-name="T30"><text:line-break/></text:span><text:span text:style-name="T30">   { </text:span><text:span text:style-name="T30"><text:line-break/></text:span><text:span text:style-name="T30">      if (_areaNeedUpdate) {</text:span></text:p>
            <text:p text:style-name="P11"><text:span text:style-name="T30"><text:s text:c="9"/></text:span><text:span text:style-name="T30">_area = ...</text:span></text:p>
            <text:p text:style-name="P11"><text:span text:style-name="T30"><text:s text:c="9"/></text:span><text:span text:style-name="T30">_areaNeedUpdate= </text:span><text:span text:style-name="T29">false</text:span><text:span text:style-name="T30">;</text:span></text:p>
            <text:p text:style-name="P11"><text:span text:style-name="T30"><text:s text:c="6"/></text:span><text:span text:style-name="T30">}</text:span></text:p>
            <text:p text:style-name="P11"><text:span text:style-name="T30"><text:s text:c="6"/></text:span><text:span text:style-name="T30">return _area; </text:span><text:span text:style-name="T30"><text:line-break/></text:span><text:span text:style-name="T30">   } </text:span></text:p>
            <text:p text:style-name="P11"><text:span text:style-name="T29">private</text:span><text:span text:style-name="T30">: </text:span><text:span text:style-name="T30"><text:line-break/></text:span><text:span text:style-name="T30">   </text:span><text:span text:style-name="T29">mutable bool </text:span><text:span text:style-name="T30">_areaNeedUpdate= </text:span><text:span text:style-name="T29">true</text:span><text:span text:style-name="T30">;</text:span></text:p>
            <text:p text:style-name="P11"><text:span text:style-name="T30"><text:s text:c="3"/></text:span><text:span text:style-name="T29">mutable double </text:span><text:span text:style-name="T30">_area;</text:span><text:span text:style-name="T30"><text:line-break/></text:span><text:span text:style-name="T30">}; 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9</meta:editing-cycles>
    <meta:print-date>1999-11-04T13:06:28</meta:print-date>
    <meta:creation-date>1999-10-10T10:49:40</meta:creation-date>
    <dc:date>2019-03-12T16:25:18.922237772</dc:date>
    <meta:editing-duration>P27DT16H40M36S</meta:editing-duration>
    <meta:generator>LibreOffice/6.1.5.2$Linux_X86_64 LibreOffice_project/10$Build-2</meta:gener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